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sa succede quando capita un deadline miss.</text:h>
      <text:p text:style-name="Text_20_body"/>
      <text:p text:style-name="Text_20_body">Da quanto ho capito, quando si verifica un deadlineMissed, ossia quando un thread che è attivo (ossia in esecuzione, pronto per l'esecuzione o bloccato nell'accesso ad una risorsa) supera <text:s/>la <text:s/>deadline specificata nei suoi release Perameters, viene schedultato, se presente, l'handler associato <text:s/>per quel thread (se entra in esecuzione o meno dipende dalla prioriotà). Il job non viene mai interrotto, sia che l'handler chiami il metodo schedulePeriodic() sul thread o meno. Se non viene chiamato questo metodo il thread rimane bloccato sulla chiamata di waitForNextPeriod, schedulePeriodic serve, appunto, a sbloccare il thread.</text:p>
      <text:p text:style-name="Text_20_body">Per poter gestire il periodo in cui veniva eseguito il metodo schedulePeriodic si è introdotta una sleep nell'handler, in modo che il thread si addormentasse ed effettuasse l'operazione dopo che lo scheduler è stato chiamato. L'alternativa era eseguire una busy wait non era valida in quanto l'handler avrebbe occupato la cpu, non consentendo al job di finire il lavoro, difatto le condizioni non sarebbero mutate, ma si sarebbero presentate inalterate al termine della busy wait eseguita dall'handler.</text:p>
      <text:p text:style-name="Text_20_body"/>
      <text:p text:style-name="Text_20_body"/>
      <text:p text:style-name="Text_20_body"><draw:frame draw:style-name="fr1" draw:name="Object1" text:anchor-type="paragraph" svg:x="1.443cm" svg:y="-0.005cm" svg:width="14.818cm" svg:height="7.304cm" draw:z-index="0"><draw:object xlink:href="./Object 1" xlink:type="simple" xlink:show="embed" xlink:actuate="onLoad"/><draw:image xlink:href="./ObjectReplacements/Object 1" xlink:type="simple" xlink:show="embed" xlink:actuate="onLoad"/></draw:frame></text:p>
      <text:p text:style-name="Text_20_body"/>
      <text:p text:style-name="Text_20_body">Se la chiamata dello schedule periodic avviene come in figura prima del termine del job che ha sforato la deadline il job successivo viene schedulato immediatamente al termine di quello precedente.</text:p>
      <text:p text:style-name="Text_20_body"/>
      <text:p text:style-name="Text_20_body"><draw:frame draw:style-name="fr1" draw:name="Object2" text:anchor-type="paragraph" svg:x="1.443cm" svg:y="-0.005cm" svg:width="14.817cm" svg:height="5.974cm" draw:z-index="1"><draw:object xlink:href="./Object 2" xlink:type="simple" xlink:show="embed" xlink:actuate="onLoad"/><draw:image xlink:href="./ObjectReplacements/Object 2" xlink:type="simple" xlink:show="embed" xlink:actuate="onLoad"/><svg:desc>OLE-object</svg:desc></draw:frame><text:soft-page-break/></text:p>
      <text:p text:style-name="Text_20_body">Nel caso in cui la chiamata da parte dell'handler del metodo schedule periodic avviene dopo il termine del job (e quindi dopo che questo ha chiamato waitForNextPeriod) il job successivo viene schedulato solamente nel prossimo periodo.</text:p>
      <text:p text:style-name="Text_20_body"><draw:frame draw:style-name="fr1" draw:name="Object3" text:anchor-type="paragraph" svg:x="1.046cm" svg:y="0.721cm" svg:width="14.818cm" svg:height="5.955cm" draw:z-index="2"><draw:object xlink:href="./Object 3" xlink:type="simple" xlink:show="embed" xlink:actuate="onLoad"/><draw:image xlink:href="./ObjectReplacements/Object 3" xlink:type="simple" xlink:show="embed" xlink:actuate="onLoad"/><svg:desc>OLE-object</svg:desc></draw:frame></text:p>
      <text:p text:style-name="Text_20_body"/>
      <text:p text:style-name="Text_20_body">Di conseguenza se la chiamata di schedule periodic avviene nel secondo periodo, il prossimo job sarà schedulato solo nel terzo.</text:p>
      <text:p text:style-name="Text_20_body"/>
      <text:p text:style-name="Text_20_body"><draw:frame draw:style-name="fr1" draw:name="Object4" text:anchor-type="paragraph" svg:x="1.046cm" svg:y="0.721cm" svg:width="14.818cm" svg:height="5.955cm" draw:z-index="3"><draw:object xlink:href="./Object 4" xlink:type="simple" xlink:show="embed" xlink:actuate="onLoad"/><draw:image xlink:href="./ObjectReplacements/Object 4" xlink:type="simple" xlink:show="embed" xlink:actuate="onLoad"/><svg:desc>OLE-object</svg:desc></draw:frame></text:p>
      <text:p text:style-name="Text_20_body">Come già visto qualora il job sforri due deadline si adotta una politca as soon as possible schedulando i job <text:s/>immediatamente dopo il termine del precedente finchè non si torna “in pari”.</text:p>
      <text:p text:style-name="Text_20_body"><draw:frame draw:style-name="fr1" draw:name="Object5" text:anchor-type="paragraph" svg:x="1.046cm" svg:y="0.721cm" svg:width="14.818cm" svg:height="5.955cm" draw:z-index="4"><draw:object xlink:href="./Object 5" xlink:type="simple" xlink:show="embed" xlink:actuate="onLoad"/><draw:image xlink:href="./ObjectReplacements/Object 5" xlink:type="simple" xlink:show="embed" xlink:actuate="onLoad"/><svg:desc>OLE-object</svg:desc></draw:frame><text:soft-page-break/></text:p>
      <text:p text:style-name="Text_20_body"/>
      <text:p text:style-name="Text_20_body">Stranamente, se una schedulePeriodic avviene dopo il termine del job nessun job viene schedulato dopo il primo, ma vengono tutti schedulati, uno per periodo, a partire dal periodo successivo.</text:p>
      <text:p text:style-name="Text_20_body"/>
      <text:h text:style-name="Heading_20_2" text:outline-level="2">Handlers &amp;Threads</text:h>
      <text:p text:style-name="Text_20_body">Dalle mie prove sembra che ad ogni thread real time viene associato un singolo 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2T11:43:05</meta:creation-date>
    <dc:date>2011-05-13T18:49:53</dc:date>
    <dc:creator>Marco Nanni</dc:creator>
    <meta:editing-duration>PT2H29M39S</meta:editing-duration>
    <meta:editing-cycles>23</meta:editing-cycles>
    <meta:generator>OpenOffice.org/3.3$Solaris_x86 OpenOffice.org_project/330m20$Build-9567</meta:generator>
    <meta:document-statistic meta:table-count="0" meta:image-count="0" meta:object-count="5" meta:page-count="3" meta:paragraph-count="10" meta:word-count="342" meta:character-count="22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852cm" svg:y="5.155cm">
          <draw:text-box>
            <text:p text:style-name="P2">Deadline/periodo1</text:p>
          </draw:text-box>
        </draw:frame>
        <draw:rect draw:style-name="gr4" draw:text-style-name="P3" draw:layer="layout" svg:width="6cm" svg:height="0.5cm" svg:x="1.5cm" svg:y="3.7cm">
          <text:p text:style-name="P3">job1</text:p>
        </draw:rect>
        <draw:frame draw:style-name="gr3" draw:text-style-name="P2" draw:layer="layout" svg:width="3.884cm" svg:height="0.645cm" svg:x="2.616cm" svg:y="1.7cm">
          <draw:text-box>
            <text:p text:style-name="P2">Chiamata dell'handler</text:p>
          </draw:text-box>
        </draw:frame>
        <draw:line draw:style-name="gr2" draw:text-style-name="P3" draw:layer="layout" svg:x1="10cm" svg:y1="2.3cm" svg:x2="10cm" svg:y2="4.8cm">
          <text:p/>
        </draw:line>
        <draw:line draw:style-name="gr1" draw:text-style-name="P3" draw:layer="layout" svg:x1="7cm" svg:y1="2.8cm" svg:x2="7cm" svg:y2="3.8cm">
          <text:p/>
        </draw:line>
        <draw:frame draw:style-name="gr3" draw:text-style-name="P2" draw:layer="layout" svg:width="3.173cm" svg:height="0.645cm" svg:x="6.5cm" svg:y="1.855cm">
          <draw:text-box>
            <text:p><text:span text:style-name="T1">schedulePeriodic</text:span></text:p>
          </draw:text-box>
        </draw:frame>
        <draw:rect draw:style-name="gr4" draw:text-style-name="P3" draw:layer="layout" svg:width="1.5cm" svg:height="0.5cm" svg:x="7.5cm" svg:y="3.7cm">
          <text:p text:style-name="P1"><text:span text:style-name="T1">job2</text:span></text:p>
        </draw:rect>
        <draw:frame draw:style-name="gr3" draw:text-style-name="P2" draw:layer="layout" svg:width="3.343cm" svg:height="0.645cm" svg:x="8.157cm" svg:y="5.155cm">
          <draw:text-box>
            <text:p text:style-name="P2">Deadline/periodo2</text:p>
          </draw:text-box>
        </draw:frame>
        <draw:rect draw:style-name="gr4" draw:text-style-name="P3" draw:layer="layout" svg:width="1.5cm" svg:height="0.5cm" svg:x="10cm" svg:y="3.7cm">
          <text:p text:style-name="P1"><text:span text:style-name="T1">job3</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852cm" svg:y="5.155cm">
          <draw:text-box>
            <text:p><text:span text:style-name="T1">Deadline/periodo1</text:span></text:p>
          </draw:text-box>
        </draw:frame>
        <draw:rect draw:style-name="gr4" draw:text-style-name="P3" draw:layer="layout" svg:width="6cm" svg:height="0.5cm" svg:x="1.5cm" svg:y="3.7cm">
          <text:p text:style-name="P1"><text:span text:style-name="T1">job1</text:span></text:p>
        </draw:rect>
        <draw:frame draw:style-name="gr3" draw:text-style-name="P2" draw:layer="layout" svg:width="3.884cm" svg:height="0.645cm" svg:x="2.616cm" svg:y="1.7cm">
          <draw:text-box>
            <text:p><text:span text:style-name="T1">Chiamata dell'handler</text:span></text:p>
          </draw:text-box>
        </draw:frame>
        <draw:line draw:style-name="gr2" draw:text-style-name="P3" draw:layer="layout" svg:x1="10cm" svg:y1="2.3cm" svg:x2="10cm" svg:y2="4.8cm">
          <text:p/>
        </draw:line>
        <draw:line draw:style-name="gr1" draw:text-style-name="P3" draw:layer="layout" svg:x1="8.5cm" svg:y1="2.5cm" svg:x2="8.5cm" svg:y2="4cm">
          <text:p/>
        </draw:line>
        <draw:frame draw:style-name="gr3" draw:text-style-name="P2" draw:layer="layout" svg:width="3.173cm" svg:height="0.645cm" svg:x="6.5cm" svg:y="1.855cm">
          <draw:text-box>
            <text:p><text:span text:style-name="T1">schedulePeriodic</text:span></text:p>
          </draw:text-box>
        </draw:frame>
        <draw:rect draw:style-name="gr4" draw:text-style-name="P3" draw:layer="layout" svg:width="1.5cm" svg:height="0.5cm" svg:x="10cm" svg:y="3.7cm">
          <text:p text:style-name="P1"><text:span text:style-name="T1">job2</text:span></text:p>
        </draw:rect>
        <draw:frame draw:style-name="gr3" draw:text-style-name="P2" draw:layer="layout" svg:width="3.343cm" svg:height="0.645cm" svg:x="8.157cm" svg:y="5.155cm">
          <draw:text-box>
            <text:p><text:span text:style-name="T1">Deadline/periodo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cm" svg:y="5cm">
          <draw:text-box>
            <text:p><text:span text:style-name="T1">Deadline/periodo1</text:span></text:p>
          </draw:text-box>
        </draw:frame>
        <draw:rect draw:style-name="gr4" draw:text-style-name="P3" draw:layer="layout" svg:width="4.5cm" svg:height="0.5cm" svg:x="1.5cm" svg:y="3.7cm">
          <text:p text:style-name="P1"><text:span text:style-name="T1">job1</text:span></text:p>
        </draw:rect>
        <draw:frame draw:style-name="gr3" draw:text-style-name="P2" draw:layer="layout" svg:width="3.884cm" svg:height="0.645cm" svg:x="2.616cm" svg:y="1.7cm">
          <draw:text-box>
            <text:p><text:span text:style-name="T1">Chiamata dell'handler</text:span></text:p>
          </draw:text-box>
        </draw:frame>
        <draw:line draw:style-name="gr2" draw:text-style-name="P3" draw:layer="layout" svg:x1="11.5cm" svg:y1="2.5cm" svg:x2="11.5cm" svg:y2="5cm">
          <text:p/>
        </draw:line>
        <draw:line draw:style-name="gr1" draw:text-style-name="P3" draw:layer="layout" svg:x1="8.5cm" svg:y1="2.5cm" svg:x2="8.5cm" svg:y2="4cm">
          <text:p/>
        </draw:line>
        <draw:frame draw:style-name="gr3" draw:text-style-name="P2" draw:layer="layout" svg:width="3.173cm" svg:height="0.645cm" svg:x="7cm" svg:y="1.5cm">
          <draw:text-box>
            <text:p><text:span text:style-name="T1">schedulePeriodic</text:span></text:p>
          </draw:text-box>
        </draw:frame>
        <draw:rect draw:style-name="gr4" draw:text-style-name="P3" draw:layer="layout" svg:width="1.5cm" svg:height="0.5cm" svg:x="11.5cm" svg:y="3.7cm">
          <text:p text:style-name="P1"><text:span text:style-name="T1">job2</text:span></text:p>
        </draw:rect>
        <draw:frame draw:style-name="gr3" draw:text-style-name="P2" draw:layer="layout" svg:width="3.343cm" svg:height="0.645cm" svg:x="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7.5cm" svg:y1="2.4cm" svg:x2="7.5cm" svg:y2="4.9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3cm" svg:y1="2.4cm" svg:x2="3cm" svg:y2="4.9cm">
          <text:p/>
        </draw:line>
        <draw:frame draw:style-name="gr3" draw:text-style-name="P2" draw:layer="layout" svg:width="3.343cm" svg:height="0.645cm" svg:x="1.157cm" svg:y="5cm">
          <draw:text-box>
            <text:p><text:span text:style-name="T1">Deadline/periodo1</text:span></text:p>
          </draw:text-box>
        </draw:frame>
        <draw:rect draw:style-name="gr4" draw:text-style-name="P3" draw:layer="layout" svg:width="5.5cm" svg:height="0.5cm" svg:x="1.5cm" svg:y="3.7cm">
          <text:p text:style-name="P1"><text:span text:style-name="T1">job1</text:span></text:p>
        </draw:rect>
        <draw:frame draw:style-name="gr3" draw:text-style-name="P2" draw:layer="layout" svg:width="6.945cm" svg:height="0.645cm" svg:x="1.055cm" svg:y="1.5cm">
          <draw:text-box>
            <text:p><text:span text:style-name="T1">Chiamate dell'handler e schedulePeriodic</text:span></text:p>
          </draw:text-box>
        </draw:frame>
        <draw:line draw:style-name="gr2" draw:text-style-name="P3" draw:layer="layout" svg:x1="11.5cm" svg:y1="2.5cm" svg:x2="11.5cm" svg:y2="5cm">
          <text:p/>
        </draw:line>
        <draw:line draw:style-name="gr1" draw:text-style-name="P3" draw:layer="layout" svg:x1="3cm" svg:y1="2cm" svg:x2="3cm" svg:y2="3.5cm">
          <text:p/>
        </draw:line>
        <draw:rect draw:style-name="gr4" draw:text-style-name="P3" draw:layer="layout" svg:width="1.5cm" svg:height="0.5cm" svg:x="7cm" svg:y="3.7cm">
          <text:p text:style-name="P1"><text:span text:style-name="T1">job2</text:span></text:p>
        </draw:rect>
        <draw:frame draw:style-name="gr3" draw:text-style-name="P2" draw:layer="layout" svg:width="3.343cm" svg:height="0.645cm" svg:x="4.15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5.5cm" svg:y1="2.5cm" svg:x2="5.5cm" svg:y2="5cm">
          <text:p/>
        </draw:line>
        <draw:line draw:style-name="gr1" draw:text-style-name="P3" draw:layer="layout" svg:x1="5.5cm" svg:y1="2cm" svg:x2="5.5cm" svg:y2="3.5cm">
          <text:p/>
        </draw:line>
        <draw:rect draw:style-name="gr4" draw:text-style-name="P3" draw:layer="layout" svg:width="1.5cm" svg:height="0.5cm" svg:x="8.5cm" svg:y="3.7cm">
          <text:p text:style-name="P1"><text:span text:style-name="T1">job3</text:span></text:p>
        </draw:rect>
        <draw:rect draw:style-name="gr4" draw:text-style-name="P3" draw:layer="layout" svg:width="1.5cm" svg:height="0.5cm" svg:x="11.5cm" svg:y="3.7cm">
          <text:p text:style-name="P1"><text:span text:style-name="T1">job4</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288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5.1cm" svg:x2="14.5cm" svg:y2="5.1cm">
          <text:p/>
        </draw:line>
        <draw:line draw:style-name="gr2" draw:text-style-name="P1" draw:layer="layout" svg:x1="3cm" svg:y1="3.3cm" svg:x2="3cm" svg:y2="5.8cm">
          <text:p/>
        </draw:line>
        <draw:frame draw:style-name="gr3" draw:text-style-name="P2" draw:layer="layout" svg:width="3.343cm" svg:height="0.645cm" svg:x="1.157cm" svg:y="5.9cm">
          <draw:text-box>
            <text:p><text:span text:style-name="T1">Deadline/periodo1</text:span></text:p>
          </draw:text-box>
        </draw:frame>
        <draw:rect draw:style-name="gr4" draw:text-style-name="P3" draw:layer="layout" svg:width="5.5cm" svg:height="0.5cm" svg:x="1.5cm" svg:y="4.6cm">
          <text:p text:style-name="P1"><text:span text:style-name="T1">job1</text:span></text:p>
        </draw:rect>
        <draw:frame draw:style-name="gr3" draw:text-style-name="P2" draw:layer="layout" svg:width="3.982cm" svg:height="0.645cm" svg:x="2.518cm" svg:y="1.5cm">
          <draw:text-box>
            <text:p><text:span text:style-name="T1">Chiamate dell'handler </text:span></text:p>
          </draw:text-box>
        </draw:frame>
        <draw:line draw:style-name="gr2" draw:text-style-name="P3" draw:layer="layout" svg:x1="9cm" svg:y1="3.5cm" svg:x2="9cm" svg:y2="6cm">
          <text:p/>
        </draw:line>
        <draw:line draw:style-name="gr1" draw:text-style-name="P3" draw:layer="layout" svg:x1="4.5cm" svg:y1="3cm" svg:x2="4.5cm" svg:y2="4.5cm">
          <text:p/>
        </draw:line>
        <draw:rect draw:style-name="gr4" draw:text-style-name="P3" draw:layer="layout" svg:width="1.5cm" svg:height="0.5cm" svg:x="9cm" svg:y="4.6cm">
          <text:p text:style-name="P1"><text:span text:style-name="T1">job2</text:span></text:p>
        </draw:rect>
        <draw:frame draw:style-name="gr3" draw:text-style-name="P2" draw:layer="layout" svg:width="3.343cm" svg:height="0.645cm" svg:x="4.157cm" svg:y="5.9cm">
          <draw:text-box>
            <text:p><text:span text:style-name="T1">Deadline/periodo2</text:span></text:p>
          </draw:text-box>
        </draw:frame>
        <draw:frame draw:style-name="gr3" draw:text-style-name="P2" draw:layer="layout" svg:width="3.343cm" svg:height="0.645cm" svg:x="8.157cm" svg:y="6cm">
          <draw:text-box>
            <text:p><text:span text:style-name="T1">Deadline/periodo3</text:span></text:p>
          </draw:text-box>
        </draw:frame>
        <draw:line draw:style-name="gr2" draw:text-style-name="P1" draw:layer="layout" svg:x1="5.5cm" svg:y1="3.4cm" svg:x2="5.5cm" svg:y2="5.9cm">
          <text:p/>
        </draw:line>
        <draw:line draw:style-name="gr1" draw:text-style-name="P3" draw:layer="layout" svg:x1="7.5cm" svg:y1="2.9cm" svg:x2="7.5cm" svg:y2="4.4cm">
          <text:p/>
        </draw:line>
        <draw:frame draw:style-name="gr5" draw:text-style-name="P2" draw:layer="layout" svg:width="3.788cm" svg:height="0.645cm" svg:x="4.212cm" svg:y="2.355cm">
          <draw:text-box>
            <text:p><text:span text:style-name="T1">schedulePeriodic</text:span></text:p>
          </draw:text-box>
        </draw:frame>
        <draw:line draw:style-name="gr1" draw:text-style-name="P1" draw:layer="layout" svg:x1="3cm" svg:y1="4cm" svg:x2="3cm" svg:y2="2cm">
          <text:p/>
        </draw:line>
        <draw:line draw:style-name="gr1" draw:text-style-name="P1" draw:layer="layout" svg:x1="5.5cm" svg:y1="4cm" svg:x2="5.5cm" svg:y2="2cm">
          <text:p/>
        </draw:line>
        <draw:line draw:style-name="gr2" draw:text-style-name="P3" draw:layer="layout" svg:x1="12.001cm" svg:y1="3.601cm" svg:x2="12.001cm" svg:y2="6.101cm">
          <text:p/>
        </draw:line>
        <draw:rect draw:style-name="gr4" draw:text-style-name="P3" draw:layer="layout" svg:width="1.5cm" svg:height="0.5cm" svg:x="12.001cm" svg:y="4.601cm">
          <text:p text:style-name="P1"><text:span text:style-name="T1">job4</text:span></text:p>
        </draw:rect>
        <draw:frame draw:style-name="gr3" draw:text-style-name="P2" draw:layer="layout" svg:width="3.343cm" svg:height="0.645cm" svg:x="11.158cm" svg:y="6.101cm">
          <draw:text-box>
            <text:p><text:span text:style-name="T1">Deadline/periodo4</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